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Tahoma" svg:font-family="Tahoma, 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fo:font-weight="bold"/>
    </style:style>
    <style:style style:name="P3" style:family="paragraph" style:parent-style-name="Text_20_body">
      <style:paragraph-properties fo:margin-top="0cm" fo:margin-bottom="0cm" loext:contextual-spacing="false"/>
      <style:text-properties style:font-name="Liberation Sans"/>
    </style:style>
    <style:style style:name="P4" style:family="paragraph" style:parent-style-name="Text_20_body">
      <style:paragraph-properties fo:margin-top="0cm" fo:margin-bottom="0cm" loext:contextual-spacing="false" fo:line-height="100%"/>
    </style:style>
    <style:style style:name="P5" style:family="paragraph" style:parent-style-name="Heading_20_3" style:master-page-name="HTML">
      <style:paragraph-properties style:page-number="auto"/>
    </style:style>
    <style:style style:name="T1" style:family="text">
      <style:text-properties style:font-name="Liberation Sans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h text:style-name="P5" text:outline-level="3"><office:annotation><dc:date>2018-05-27T22:20:43.193767279</dc:date><text:p>HTML: &lt;meta name="created" content="00:00:00"&gt;</text:p></office:annotation><office:annotation><dc:date>2018-05-27T22:20:43.193786543</dc:date><text:p>HTML: &lt;meta name="changed" content="2018-05-01T12:22:06.681992069"&gt;</text:p></office:annotation>Sacrificios Cristaos </text:h>
        <text:section text:style-name="Sect1" text:name="post-body-6334760635882169525">
          <text:p text:style-name="Text_20_body"><text:span text:style-name="T1">"Portanto ofereçamos sempre por Ele a Deus sacrifício de louvor, isto é, o fruto dos lábios que confessam o Seu nome." (</text:span><text:a xlink:type="simple" xlink:href="http://mysword.info/b?r=Heb_13:15" text:style-name="Internet_20_link" text:visited-style-name="Visited_20_Internet_20_Link"><text:span text:style-name="T1">Hb 13:15</text:span></text:a><text:span text:style-name="T1">).</text:span></text:p>
          <text:p text:style-name="P3"><text:bookmark text:name="more"/><text:line-break/>Quando o apóstolo Paulo escreveu aos crentes hebreus, muitos sacrifícios já haviam sido oferecidos a Deus por mais de 4.000 anos - desde o tempo de Abel até os dias de Paulo. Uma mudança havia ocorrido e Paulo os instruía que o tempo para os tipos e sombras havia terminado e que agora eles tinham sido introduzidos em coisas melhores. Eles deviam agora adorar a Deus pelo Espírito e na presença de Deus além do véu. A gordura de carneiros e o sangue de bodes, ou qualquer uma das variadas oferendas ordenadas sob a dispensação mosaica, não eram oferendas adequadas a cristãos.</text:p>
          <text:p text:style-name="Text_20_body"><text:span text:style-name="T1">A pergunta que poderia muito bem ocorrer a eles era: "Então não temos nada para oferecer? Não há nada para nós apresentarmos a Deus?". O apóstolo responde dizendo que eles haviam sido introduzidos àquele lugar melhor, onde tinham um altar, "de que não têm direito de comer os que servem ao tabernáculo". (</text:span><text:a xlink:type="simple" xlink:href="http://mysword.info/b?r=Heb_13:10" text:style-name="Internet_20_link" text:visited-style-name="Visited_20_Internet_20_Link"><text:span text:style-name="T1">Hb 13:10</text:span></text:a><text:span text:style-name="T1">) Aqueles que ainda ofereciam os sacrifícios que apenas apontavam para Cristo não tinham o direito de participar naquilo que era adequado ao cristianismo e que era a sua característica. Neste, tudo o que é oferecido a Deus é o fruto de Sua própria graça, e nada mais é do que o transbordar de uma viva ligação com Cristo. Para a fé, as coisas velhas haviam verdadeiramente passado.</text:span></text:p>
          <text:p text:style-name="Text_20_body"><text:span text:style-name="T1">Então o apóstolo segue mencionando algumas coisas que são adequadas aos sacrifícios cristãos. Sim, era-lhes permitido oferecer algo, mesmo que tivessem que abandonar o templo e todo o seu ritual. Era privilégio deles oferecer "a Deus sacrifício de louvor, isto é, o fruto dos lábios que confessam o Seu nome". Não era necessário nenhum templo em que devessem oferecer esse sacrifício, e tampouco isso estava limitado a certos dias de festa determinados, mas era para ser oferecido a Deus e era para ser continuamente. Obviamente, apenas aqueles que fossem filhos de Deus e habitados pelo Espírito seriam capazes de apresentar tais sacrifícios. Isto é feito cumprindo-se um versículo que está em </text:span><text:a xlink:type="simple" xlink:href="http://mysword.info/b?r=Eph_5" text:style-name="Internet_20_link" text:visited-style-name="Visited_20_Internet_20_Link"><text:span text:style-name="T1">Efésios 5</text:span></text:a><text:span text:style-name="T1">: "Falando entre vós em salmos e hinos e cânticos espirituais: cantando e salmodiando ao Senhor no vosso coração". (</text:span><text:a xlink:type="simple" xlink:href="http://mysword.info/b?r=Eph_5:19" text:style-name="Internet_20_link" text:visited-style-name="Visited_20_Internet_20_Link"><text:span text:style-name="T1">v.19</text:span></text:a><text:span text:style-name="T1">) (Veja também </text:span><text:a xlink:type="simple" xlink:href="http://mysword.info/b?r=col_3:16" text:style-name="Internet_20_link" text:visited-style-name="Visited_20_Internet_20_Link"><text:span text:style-name="T1">Cl 3:16</text:span></text:a><text:span text:style-name="T1">).</text:span></text:p>
          <text:p text:style-name="Text_20_body"><text:span text:style-name="T1">Vemos algo do caráter dos presentes sacrifícios de louvor no leproso curado em </text:span><text:a xlink:type="simple" xlink:href="http://mysword.info/b?r=Luk_17" text:style-name="Internet_20_link" text:visited-style-name="Visited_20_Internet_20_Link"><text:span text:style-name="T1">Lucas 17</text:span></text:a><text:span text:style-name="T1">. Ele foi enviado ao templo e aos seus sacerdotes onde deveria oferecer suas dádivas, mas ao ser curado ele teve um vislumbre das glórias da Pessoa que o curou. Ele prontamente voltou suas costas a todo o sistema terreno de adoração para voltar-se ao Senhor Jesus, onde "caiu aos Seus pés, com o rosto em terra, dando-Lhe graças" (</text:span><text:a xlink:type="simple" xlink:href="http://mysword.info/b?r=Luk_17:16" text:style-name="Internet_20_link" text:visited-style-name="Visited_20_Internet_20_Link"><text:span text:style-name="T1">v.16</text:span></text:a><text:span text:style-name="T1">). Ele encontrou em Jesus Alguém que era maior do que o templo, mas isto foi somente discernido pela fé. O homem natural volta-se instintivamente para as formas exteriores e para as cerimônias em busca de seu padrão de adoração.</text:span></text:p>
          <text:p text:style-name="P1">Portanto, em meio às bênçãos que vêm de Deus, ao dar Ele a um homem e à sua esposa um lar aqui neste mundo, onde nosso Senhor não teve nenhum, é importante que exista o espírito de louvor nesse lar. A epístola a Tiago nos lembra que se estivermos aflitos devemos orar, mas se estivermos alegres, devemos cantar salmos. Em outras palavras, temos que receber tudo o que vem de Deus e dar tudo a Deus. Desta forma as bênçãos não removem o Abençoador do lugar que Lhe é devido em nossos pensamentos, pois O reconhecemos e rendemos graças a Ele. Um lar cristão onde o Senhor e as coisas que são dEle são desfrutados, irá freqüentemente ressoar com cânticos de louvor.</text:p>
          <text:p text:style-name="Text_20_body"><text:span text:style-name="T1">Que isto possa ser algo mais característico de nossos lares, pois estes "sacrifícios espirituais" são aceitáveis a Deus por Jesus Cristo (</text:span><text:a xlink:type="simple" xlink:href="http://mysword.info/b?r=1Pe_2:5" text:style-name="Internet_20_link" text:visited-style-name="Visited_20_Internet_20_Link"><text:span text:style-name="T1">1 Pe 2:5</text:span></text:a><text:span text:style-name="T1">). Porventura não foram o louvor e a gratidão do leproso curado coisas preciosas e aceitáveis ao Senhor Jesus? Certamente que foram! E somos assegurados pela Palavra de Deus que nossas palavras e cânticos de louvor são aceitáveis a Ele. Que privilégio o nosso, e quão superior àquele dos judeus da antiguidade.</text:span></text:p>
          <text:p text:style-name="Text_20_body"><text:span text:style-name="T1">O apóstolo continua: "E não vos esqueçais da beneficência e comunicação, porque com tais sacrifícios Deus Se agrada" (</text:span><text:a xlink:type="simple" xlink:href="http://mysword.info/b?r=Heb_13:16" text:style-name="Internet_20_link" text:visited-style-name="Visited_20_Internet_20_Link"><text:span text:style-name="T1">Hb 13:16</text:span></text:a><text:span text:style-name="T1">). Aqui estão mais duas formas de sacrifício que um cristão pode, e deve, oferecer a Deus. O cristão deve fazer o bem. Isto cobre uma variada gama de coisas, pois ele pode fazer o bem de diversos modos. Ele deve fazer o "bem a todos, mas principalmente aos domésticos da fé" (</text:span><text:a xlink:type="simple" xlink:href="http://mysword.info/b?r=Gal_6:10" text:style-name="Internet_20_link" text:visited-style-name="Visited_20_Internet_20_Link"><text:span text:style-name="T1">Gl 6:10</text:span></text:a><text:span text:style-name="T1">). Poderá ser ajudando a um doente que necessite de assistência - tanto um que pertença ao Senhor, como, talvez, um incrédulo a quem podemos ter oportunidade de testemunhar por Cristo. Não vamos nos estender nas grandes possibilidades que esta aceitável forma de sacrifício oferece. Que possamos ter um ouvido atento para escutá-Lo a nos dirigir nos caminhos e lugares onde possamos servi-Lo. Talvez ninguém mais fique sabendo, além daquele que foi ajudado e o Senhor. Mas isto é muito melhor, pois então nossos traiçoeiros corações não terão oportunidade de se gloriar nisto.</text:span></text:p>
          <text:p text:style-name="P1">Por sua ordem, vem então a palavra "comunicação", isto é, distribuir nosso dinheiro e bens a outros, pois isto é também aprazível ao Senhor. Sabemos que o dízimo era exigido de Israel na antigüidade, isto é, que dessem uma décima parte daquilo que ganhavam para o Senhor. Já não existe tal ordem dada aos cristãos. Por que? Simplesmente porque não estamos agora sob a lei e sob os mandamentos para fazermos algo. Estamos sob a graça e sob o senhorio de Cristo. Tudo o que oferecemos a Deus de nossas coisas temporais devemos fazê-lo como sendo o extravasar de um coração transbordante, um coração que está desfrutando de tudo aquilo que a graça nos proveu. Quanto ao senhorio, devemos nos lembrar de que não somos mais de nós mesmos; nós - todos nós - pertencemos uns aos outros. O Senhor nos comprou e somos Seus. Um poeta expressou isto da seguinte maneira:</text:p>
          <text:p text:style-name="Text_20_body"/>
          <text:p text:style-name="P1">De tudo o que tenho ou terei, nada é meu,</text:p>
          <text:p text:style-name="P1">Pois considero tudo como sendo de Quem me deu;</text:p>
          <text:p text:style-name="P1">Meu coração, minha vida, futura e presente,</text:p>
          <text:p text:style-name="P1">Pertencem a Ele e são dEle eternamente.</text:p>
          <text:p text:style-name="Text_20_body"/>
          <text:p text:style-name="Text_20_body"><text:span text:style-name="T1">Davi disse a Deus: "Porque tudo vem de Ti, e da Tua mão To damos", quando ofereciam generosamente aquilo que seria para a construção do templo (</text:span><text:a xlink:type="simple" xlink:href="http://mysword.info/b?r=1Ch_29:14" text:style-name="Internet_20_link" text:visited-style-name="Visited_20_Internet_20_Link"><text:span text:style-name="T1">1 Cr 29:14</text:span></text:a><text:span text:style-name="T1">).</text:span></text:p>
          <text:p text:style-name="P2">P.Wilson</text:p>
        </text:section>
        <text:p text:style-name="P4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Tahoma" svg:font-family="Tahoma, 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1" style:font-family-asian="'Noto Sans CJK SC Regular'" style:font-size-asian="14pt" style:font-weight-asian="bold" style:font-name-complex="FreeSans1" style:font-family-complex="FreeSans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1074" meta:character-count="6216" meta:non-whitespace-character-count="5156"/>
    <meta:generator>LibreOffice/5.1.6.2$Linux_X86_64 LibreOffice_project/10m0$Build-2</meta:generator>
  </office:meta>
</office:document-meta>
</file>